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Aanvraag tijdelijk</text:p>
          </table:table-cell>
          <table:table-cell office:value-type="string" calcext:value-type="string">
            <text:p>Richtinggevoelige aanvraag tijdelij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2" office:value-type="string" calcext:value-type="string">
            <text:p>wachtstand</text:p>
          </table:table-cell>
          <table:table-cell table:style-name="ce2"/>
          <table:table-cell office:value-type="string" calcext:value-type="string">
            <text:p>(instelbare) meeaanvraag</text:p>
          </table:table-cell>
          <table:table-cell/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mee)aanvraag tijdelijk</text:p>
          </table:table-cell>
          <table:table-cell office:value-type="string" calcext:value-type="string">
            <text:p>Richtinggevoelige (mee)aanvraag tijdelijk</text:p>
          </table:table-cell>
          <table:table-cell table:number-columns-repeated="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2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Beperkt inlopen</text:p>
          </table:table-cell>
          <table:table-cell office:value-type="string" calcext:value-type="string">
            <text:p>VA ontrui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schoolingreep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2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2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OV ingreep / richtinggevoelig 1<text:span text:style-name="T1">e</text:span> vg</text:p>
          </table:table-cell>
          <table:table-cell table:style-name="ce2" office:value-type="string" calcext:value-type="string">
            <text:p>richtinggevoelig 2<text:span text:style-name="T1">e</text:span> vg</text:p>
          </table:table-cell>
          <table:table-cell table:number-columns-repeated="4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-00-0000</text:date>, <text:time style:data-style-name="N2" text:time-value="16:28:01.2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8:47.140000000</meta:creation-date>
    <dc:date>2020-07-02T16:29:16.702000000</dc:date>
    <meta:editing-duration>PT26M11S</meta:editing-duration>
    <meta:editing-cycles>7</meta:editing-cycles>
    <meta:generator>LibreOffice/6.0.4.2$Windows_X86_64 LibreOffice_project/9b0d9b32d5dcda91d2f1a96dc04c645c450872bf</meta:generator>
    <meta:document-statistic meta:table-count="1" meta:cell-count="101" meta:object-count="0"/>
  </office:meta>
</office:document-meta>
</file>